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text-position="super 63.6%"/>
    </style:style>
    <style:style style:name="P3" style:parent-style-name="Normal" style:family="paragraph">
      <style:paragraph-properties fo:line-height="200%"/>
    </style:style>
    <style:style style:name="P4" style:parent-style-name="Normal" style:family="paragraph">
      <style:paragraph-properties fo:line-height="200%"/>
    </style:style>
    <style:style style:name="P5" style:parent-style-name="Normal" style:family="paragraph">
      <style:paragraph-properties fo:line-height="200%"/>
    </style:style>
    <style:style style:name="P6" style:parent-style-name="Normal" style:family="paragraph">
      <style:paragraph-properties fo:line-height="200%"/>
    </style:style>
    <style:style style:name="P7" style:parent-style-name="Normal" style:family="paragraph">
      <style:paragraph-properties fo:line-height="200%"/>
    </style:style>
    <style:style style:name="P8" style:parent-style-name="Normal" style:family="paragraph">
      <style:paragraph-properties fo:line-height="200%"/>
    </style:style>
    <style:style style:name="P9" style:parent-style-name="Normal" style:family="paragraph">
      <style:paragraph-properties fo:line-height="200%"/>
    </style:style>
    <style:style style:name="P10" style:parent-style-name="Normal" style:family="paragraph">
      <style:paragraph-properties fo:line-height="200%"/>
    </style:style>
    <style:style style:name="P11" style:parent-style-name="Normal" style:family="paragraph">
      <style:paragraph-properties fo:line-height="200%"/>
    </style:style>
    <style:style style:name="P12" style:parent-style-name="Normal" style:family="paragraph">
      <style:paragraph-properties fo:line-height="200%"/>
    </style:style>
    <style:style style:name="P13" style:parent-style-name="Normal" style:family="paragraph">
      <style:paragraph-properties fo:line-height="200%"/>
    </style:style>
    <style:style style:name="P14" style:parent-style-name="Normal" style:family="paragraph">
      <style:paragraph-properties fo:line-height="200%"/>
    </style:style>
    <style:style style:name="T15" style:parent-style-name="DefaultParagraphFont" style:family="text">
      <style:text-properties style:text-position="super 63.6%"/>
    </style:style>
    <style:style style:name="T16" style:parent-style-name="DefaultParagraphFont" style:family="text">
      <style:text-properties style:text-position="super 63.6%"/>
    </style:style>
    <style:style style:name="P17" style:parent-style-name="Normal" style:family="paragraph">
      <style:paragraph-properties fo:line-height="200%"/>
    </style:style>
    <style:style style:name="P18" style:parent-style-name="Normal" style:family="paragraph">
      <style:paragraph-properties fo:line-height="200%"/>
    </style:style>
    <style:style style:name="P19" style:parent-style-name="Normal" style:family="paragraph">
      <style:paragraph-properties fo:line-height="200%"/>
    </style:style>
    <style:style style:name="P20" style:parent-style-name="Normal" style:family="paragraph">
      <style:paragraph-properties fo:line-height="200%"/>
    </style:style>
    <style:style style:name="P21" style:parent-style-name="Normal" style:family="paragraph">
      <style:paragraph-properties fo:line-height="200%"/>
    </style:style>
    <style:style style:name="P22" style:parent-style-name="Normal" style:family="paragraph">
      <style:paragraph-properties fo:line-height="200%"/>
    </style:style>
    <style:style style:name="P23" style:parent-style-name="Normal" style:family="paragraph">
      <style:paragraph-properties fo:line-height="200%"/>
      <style:text-properties fo:font-weight="bold" style:font-weight-asian="bold" style:font-weight-complex="bold"/>
    </style:style>
    <style:style style:name="P24" style:parent-style-name="Normal" style:family="paragraph">
      <style:paragraph-properties fo:line-height="200%"/>
    </style:style>
  </office:automatic-styles>
  <office:body>
    <office:text text:use-soft-page-breaks="true">
      <text:p text:style-name="P1">Index is out of range , the programmer was trying to display the letter “y”</text:p>
      <text:p text:style-name="Normal">K is in speech marks and that is causing the problem , the programmer was trying to assign the 4<text:span text:style-name="T2">th</text:span><text:s/>letter from Mary into the variable k</text:p>
      <text:p text:style-name="Normal"/>
      <text:p text:style-name="Normal">The program will display “Leaving certificate computer science”</text:p>
      <text:p text:style-name="P3">The program will display <text:s/>“The <text:s/>over the lazy dog”</text:p>
      <text:p text:style-name="P4">The program will display "the plural of “ chosen noun is chosen noun`s<text:s/></text:p>
      <text:p text:style-name="P5">alNum3 = d</text:p>
      <text:p text:style-name="P6">alNum[52:62] =0123456789</text:p>
      <text:p text:style-name="P7">alNum[51:62]=Z012456789</text:p>
      <text:p text:style-name="P8">alNum[26:53]=ABCDEFGHIJKLMNOPQRSTUVWXYZ0</text:p>
      <text:p text:style-name="P9">alNum[0:25]=abcdefghijklmnopqrstuvwxyz</text:p>
      <text:p text:style-name="P10">alNum[1]=b</text:p>
      <text:p text:style-name="P11">alNum[5]=f</text:p>
      <text:p text:style-name="P12">alNum[26:52]=<text:s/>ABCDEFGHIJKLMNOPQRSTUVWXYZ</text:p>
      <text:p text:style-name="P13">alNum=[26]=A</text:p>
      <text:p text:style-name="P14">1<text:span text:style-name="T15">st</text:span><text:s/>line and 4<text:span text:style-name="T16">th</text:span><text:s/>line with print the same thing</text:p>
      <text:p text:style-name="P17">Prints the number 3</text:p>
      <text:p text:style-name="P18">Prints the number 3</text:p>
      <text:p text:style-name="P19">Prints the number 3 with 6 decimal places behind it</text:p>
      <text:p text:style-name="P20">Error <text:s/>(must be a number)</text:p>
      <text:p text:style-name="P21">Prints “Hi Hal How are you?”</text:p>
      <text:p text:style-name="P22"/>
      <text:p text:style-name="P23"/>
      <text:p text:style-name="P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Wojciech Piwosz</meta:initial-creator>
    <dc:creator>Wojciech Piwosz</dc:creator>
    <meta:creation-date>2023-09-14T19:47:00Z</meta:creation-date>
    <dc:date>2023-09-14T20:15:00Z</dc:date>
    <meta:template xlink:href="Normal.dotm" xlink:type="simple"/>
    <meta:editing-cycles>1</meta:editing-cycles>
    <meta:editing-duration>PT0S</meta:editing-duration>
    <meta:document-statistic meta:page-count="2" meta:paragraph-count="1" meta:word-count="121" meta:character-count="813" meta:row-count="5" meta:non-whitespace-character-count="693"/>
  </office:meta>
</office:document-meta>
</file>